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pitch="variable"/>
    <style:font-face style:name="Mangal" svg:font-family="Mangal, 'Liberation Mono'" style:font-family-generic="roman" style:font-pitch="variable"/>
    <style:font-face style:name="Microsoft YaHei" svg:font-family="'Microsoft YaHei'" style:font-pitch="variable"/>
    <style:font-face style:name="Microsoft YaHei1" svg:font-family="'Microsoft YaHei'" style:font-family-generic="swiss" style:font-pitch="variable"/>
    <style:font-face style:name="NSimSun" svg:font-family="NSimSun" style:font-family-generic="system" style:font-pitch="variable"/>
    <style:font-face style:name="Symbol" svg:font-family="Symbol" style:font-pitch="variable"/>
    <style:font-face style:name="Symbol1"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style:paragraph-properties fo:margin-right="-0.46cm" fo:line-height="150%"/>
      <style:text-properties fo:language="gl" fo:country="ES" fo:font-weight="bold" style:font-weight-asian="bold" style:font-size-complex="12pt" style:font-weight-complex="bold"/>
    </style:style>
    <style:style style:name="P2" style:family="paragraph" style:parent-style-name="Standard" style:list-style-name="WW8Num1">
      <style:paragraph-properties fo:margin-left="0.635cm" fo:margin-right="-0.46cm" fo:line-height="150%" fo:text-indent="-0.635cm" style:auto-text-indent="false">
        <style:tab-stops>
          <style:tab-stop style:position="0.635cm"/>
        </style:tab-stops>
      </style:paragraph-properties>
      <style:text-properties fo:language="gl" fo:country="ES" fo:font-weight="bold" style:font-weight-asian="bold" style:font-size-complex="12pt" style:font-weight-complex="bold"/>
    </style:style>
    <style:style style:name="P3" style:family="paragraph" style:parent-style-name="Standard" style:list-style-name="WW8Num1">
      <style:paragraph-properties fo:margin-left="1.905cm" fo:margin-right="-0.46cm" fo:line-height="150%" fo:text-indent="-0.635cm" style:auto-text-indent="false">
        <style:tab-stops>
          <style:tab-stop style:position="1.905cm"/>
        </style:tab-stops>
      </style:paragraph-properties>
      <style:text-properties fo:language="gl" fo:country="ES" style:font-size-complex="12pt" style:font-weight-complex="bold"/>
    </style:style>
    <style:style style:name="P4" style:family="paragraph" style:parent-style-name="Standard">
      <style:paragraph-properties fo:margin-left="1.905cm" fo:margin-right="-0.46cm" fo:line-height="150%" fo:text-indent="-0.635cm" style:auto-text-indent="false">
        <style:tab-stops>
          <style:tab-stop style:position="1.905cm"/>
        </style:tab-stops>
      </style:paragraph-properties>
    </style:style>
    <style:style style:name="P5" style:family="paragraph">
      <style:paragraph-properties fo:margin-left="0cm" fo:margin-right="0cm" fo:margin-top="0cm" fo:margin-bottom="0cm" fo:line-height="100%" fo:text-indent="0cm" loext:tab-stop-distance="0cm">
        <style:tab-stops/>
      </style:paragraph-properties>
    </style:style>
    <style:style style:name="P6" style:family="paragraph">
      <loext:graphic-properties draw:fill="none" draw:fill-color="#ffffff" draw:fill-image-width="0cm" draw:fill-image-height="0cm"/>
      <style:paragraph-properties fo:margin-left="0cm" fo:margin-right="0cm" fo:margin-top="0cm" fo:margin-bottom="0cm" fo:line-height="100%" fo:text-indent="0cm" loext:tab-stop-distance="0cm">
        <style:tab-stops/>
      </style:paragraph-properties>
      <style:text-properties fo:color="#000000" loext:opacity="100%" style:text-outline="false" style:text-line-through-style="none" style:text-line-through-type="none" style:font-name="Arial" fo:font-size="10pt" fo:font-style="normal" fo:text-shadow="none" style:text-underline-style="solid" style:text-underline-width="bold" style:text-underline-color="font-color" fo:font-weight="bold" style:letter-kerning="true" style:font-name-asian="Arial Unicode MS" style:font-size-asian="10pt" style:font-style-asian="normal" style:font-weight-asian="bold" style:font-name-complex="Tahoma" style:font-size-complex="10pt" style:font-style-complex="normal" style:font-weight-complex="bold" style:text-emphasize="none" style:font-relief="none"/>
    </style:style>
    <style:style style:name="P7" style:family="paragraph">
      <style:paragraph-properties fo:margin-left="0cm" fo:margin-right="0cm" fo:margin-top="0cm" fo:margin-bottom="0cm" fo:line-height="100%" fo:text-align="center" fo:text-indent="0cm" loext:tab-stop-distance="0cm">
        <style:tab-stops/>
      </style:paragraph-properties>
      <style:text-properties fo:color="#000000" loext:opacity="100%"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8" style:family="paragraph">
      <loext:graphic-properties draw:fill="solid" draw:fill-color="#00ff00" draw:fill-image-width="0cm" draw:fill-image-height="0cm"/>
      <style:paragraph-properties fo:margin-left="0cm" fo:margin-right="0cm" fo:margin-top="0cm" fo:margin-bottom="0cm" fo:line-height="100%" fo:text-align="center" fo:text-indent="0cm" loext:tab-stop-distance="0cm" style:writing-mode="lr-tb">
        <style:tab-stops/>
      </style:paragraph-properties>
      <style:text-properties fo:color="#000000" loext:opacity="100%"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9" style:family="paragraph">
      <loext:graphic-properties draw:fill="none" draw:fill-color="#ffffff" draw:fill-image-width="0cm" draw:fill-image-height="0cm"/>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P10" style:family="paragraph">
      <style:paragraph-properties fo:margin-left="0cm" fo:margin-right="0cm" fo:margin-top="0cm" fo:margin-bottom="0cm" fo:line-height="100%" fo:text-align="center" fo:text-indent="0cm" loext:tab-stop-distance="0cm">
        <style:tab-stops/>
      </style:paragraph-properties>
      <style:text-properties fo:color="#000000" loext:opacity="100%" style:text-outline="false" style:text-line-through-style="none" style:text-line-through-type="none" style:font-name="Arial" fo:font-size="10pt" fo:font-style="normal" fo:text-shadow="none" style:text-underline-style="none" fo:font-weight="bold"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1" style:family="paragraph">
      <loext:graphic-properties draw:fill="solid" draw:fill-color="#00ff00" draw:fill-image-width="0cm" draw:fill-image-height="0cm"/>
      <style:paragraph-properties fo:margin-left="0cm" fo:margin-right="0cm" fo:margin-top="0cm" fo:margin-bottom="0cm" fo:line-height="100%" fo:text-align="center" fo:text-indent="0cm" loext:tab-stop-distance="0cm" style:writing-mode="lr-tb">
        <style:tab-stops/>
      </style:paragraph-properties>
      <style:text-properties fo:color="#000000" loext:opacity="100%" style:text-outline="false" style:text-line-through-style="none" style:text-line-through-type="none" style:font-name="Arial" fo:font-size="10pt" fo:font-style="normal" fo:text-shadow="none" style:text-underline-style="none" fo:font-weight="bold"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2" style:family="paragraph">
      <loext:graphic-properties draw:fill="none" draw:fill-color="#ffffff" draw:fill-image-width="0cm" draw:fill-image-height="0cm"/>
      <style:paragraph-properties fo:margin-left="0cm" fo:margin-right="0cm" fo:margin-top="0cm" fo:margin-bottom="0cm" fo:line-height="100%" fo:text-indent="0cm" loext:tab-stop-distance="0cm">
        <style:tab-stops/>
      </style:paragraph-properties>
      <style:text-properties fo:color="#000000" loext:opacity="100%" style:text-outline="false" style:text-line-through-style="none" style:text-line-through-type="none" style:font-name="Arial" fo:font-size="10pt" fo:font-style="normal" fo:text-shadow="none" style:text-underline-style="none" fo:font-weight="normal" style:letter-kerning="true"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P13" style:family="paragraph">
      <style:paragraph-properties fo:margin-left="0cm" fo:margin-right="0cm" fo:margin-top="0cm" fo:margin-bottom="0cm" fo:line-height="100%" fo:text-align="center" fo:text-indent="0cm" loext:tab-stop-distance="0cm">
        <style:tab-stops/>
      </style:paragraph-properties>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P14" style:family="paragraph">
      <loext:graphic-properties draw:fill="solid" draw:fill-color="#ffffff" draw:fill-image-width="0cm" draw:fill-image-height="0cm"/>
      <style:paragraph-properties fo:margin-left="0cm" fo:margin-right="0cm" fo:margin-top="0cm" fo:margin-bottom="0cm" fo:line-height="100%" fo:text-align="center" fo:text-indent="0cm" loext:tab-stop-distance="0cm" style:writing-mode="lr-tb">
        <style:tab-stops/>
      </style:paragraph-properties>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P15" style:family="paragraph">
      <loext:graphic-properties draw:fill="none" draw:fill-color="#99ccff" draw:fill-image-width="0cm" draw:fill-image-height="0cm"/>
      <style:paragraph-properties fo:margin-left="0cm" fo:margin-right="0cm" fo:margin-top="0cm" fo:margin-bottom="0cm" fo:line-height="100%" fo:text-align="center" fo:text-indent="0cm" loext:tab-stop-distance="0cm">
        <style:tab-stops/>
      </style:paragraph-properties>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6" style:family="paragraph" style:parent-style-name="Standard">
      <style:paragraph-properties fo:margin-right="-0.46cm" fo:line-height="150%" fo:text-align="center" style:justify-single-word="false"/>
      <style:text-properties fo:language="gl" fo:country="ES" fo:font-weight="bold" style:font-name-asian="Arial2" style:font-weight-asian="bold" style:font-size-complex="12pt" style:font-weight-complex="bold"/>
    </style:style>
    <style:style style:name="P17" style:family="paragraph" style:parent-style-name="Standard" style:list-style-name="WW8Num2">
      <style:paragraph-properties fo:margin-left="1.905cm" fo:margin-right="-0.46cm" fo:line-height="150%" fo:text-indent="-0.635cm" style:auto-text-indent="false">
        <style:tab-stops>
          <style:tab-stop style:position="1.905cm"/>
        </style:tab-stops>
      </style:paragraph-properties>
    </style:style>
    <style:style style:name="P18" style:family="paragraph" style:parent-style-name="Standard">
      <style:paragraph-properties fo:margin-right="-0.46cm" fo:line-height="150%">
        <style:tab-stops>
          <style:tab-stop style:position="1.905cm"/>
        </style:tab-stops>
      </style:paragraph-properties>
      <style:text-properties fo:language="gl" fo:country="ES" style:font-size-complex="12pt" style:font-weight-complex="bold"/>
    </style:style>
    <style:style style:name="P19" style:family="paragraph" style:parent-style-name="Standard" style:list-style-name="WW8Num3">
      <style:paragraph-properties fo:margin-left="1.905cm" fo:margin-right="-0.46cm" fo:line-height="150%" fo:text-indent="-0.635cm" style:auto-text-indent="false">
        <style:tab-stops>
          <style:tab-stop style:position="1.905cm"/>
        </style:tab-stops>
      </style:paragraph-properties>
      <style:text-properties fo:language="gl" fo:country="ES" fo:font-weight="bold" style:font-weight-asian="bold" style:font-size-complex="12pt" style:font-weight-complex="bold"/>
    </style:style>
    <style:style style:name="P20" style:family="paragraph" style:parent-style-name="Standard" style:list-style-name="WW8Num3">
      <style:paragraph-properties fo:margin-left="3.175cm" fo:margin-right="-0.46cm" fo:line-height="150%" fo:text-indent="-0.635cm" style:auto-text-indent="false">
        <style:tab-stops>
          <style:tab-stop style:position="3.175cm"/>
        </style:tab-stops>
      </style:paragraph-properties>
      <style:text-properties fo:language="gl" fo:country="ES" style:font-size-complex="12pt" style:font-weight-complex="bold"/>
    </style:style>
    <style:style style:name="P21" style:family="paragraph" style:parent-style-name="Standard" style:list-style-name="WW8Num3">
      <style:paragraph-properties fo:margin-left="4.445cm" fo:margin-right="-0.46cm" fo:line-height="150%" fo:text-indent="-0.635cm" style:auto-text-indent="false">
        <style:tab-stops>
          <style:tab-stop style:position="4.445cm"/>
        </style:tab-stops>
      </style:paragraph-properties>
      <style:text-properties fo:language="gl" fo:country="ES" style:font-size-complex="12pt" style:font-weight-complex="bold"/>
    </style:style>
    <style:style style:name="P22" style:family="paragraph" style:parent-style-name="Standard" style:list-style-name="WW8Num3">
      <style:paragraph-properties fo:margin-left="4.445cm" fo:margin-right="-0.46cm" fo:line-height="150%" fo:text-indent="-0.635cm" style:auto-text-indent="false">
        <style:tab-stops>
          <style:tab-stop style:position="4.445cm"/>
        </style:tab-stops>
      </style:paragraph-properties>
    </style:style>
    <style:style style:name="P23" style:family="paragraph" style:parent-style-name="Standard">
      <style:paragraph-properties fo:margin-right="-0.46cm" fo:line-height="150%">
        <style:tab-stops>
          <style:tab-stop style:position="4.445cm"/>
        </style:tab-stops>
      </style:paragraph-properties>
      <style:text-properties fo:language="gl" fo:country="ES" style:font-size-complex="12pt" style:font-weight-complex="bold"/>
    </style:style>
    <style:style style:name="P24" style:family="paragraph" style:parent-style-name="Standard">
      <style:paragraph-properties fo:margin-left="4.445cm" fo:margin-right="-0.46cm" fo:line-height="150%" fo:text-align="start" style:justify-single-word="false">
        <style:tab-stops>
          <style:tab-stop style:position="4.445cm"/>
        </style:tab-stops>
      </style:paragraph-properties>
      <style:text-properties fo:language="gl" fo:country="ES"/>
    </style:style>
    <style:style style:name="P25" style:family="paragraph" style:parent-style-name="Standard">
      <style:paragraph-properties fo:margin-left="4.445cm" fo:margin-right="-0.46cm" fo:line-height="150%">
        <style:tab-stops>
          <style:tab-stop style:position="4.445cm"/>
        </style:tab-stops>
      </style:paragraph-properties>
      <style:text-properties fo:language="gl" fo:country="ES"/>
    </style:style>
    <style:style style:name="P26" style:family="paragraph" style:parent-style-name="Standard" style:list-style-name="WW8Num3">
      <style:paragraph-properties fo:margin-left="3.175cm" fo:margin-right="-0.46cm" fo:line-height="150%" fo:text-indent="-0.635cm" style:auto-text-indent="false">
        <style:tab-stops>
          <style:tab-stop style:position="3.175cm"/>
        </style:tab-stops>
      </style:paragraph-properties>
      <style:text-properties fo:language="gl" fo:country="ES"/>
    </style:style>
    <style:style style:name="P27" style:family="paragraph" style:parent-style-name="Standard" style:list-style-name="WW8Num3">
      <style:paragraph-properties fo:margin-left="4.445cm" fo:margin-right="-0.46cm" fo:line-height="150%" fo:text-indent="-0.635cm" style:auto-text-indent="false">
        <style:tab-stops>
          <style:tab-stop style:position="4.445cm"/>
        </style:tab-stops>
      </style:paragraph-properties>
      <style:text-properties fo:language="gl" fo:country="ES"/>
    </style:style>
    <style:style style:name="P28" style:family="paragraph" style:parent-style-name="Standard">
      <style:paragraph-properties fo:margin-left="5.652cm" fo:margin-right="-0.46cm" fo:text-align="start" style:justify-single-word="false"/>
      <style:text-properties fo:language="gl" fo:country="ES" style:font-size-complex="12pt" style:font-weight-complex="bold"/>
    </style:style>
    <style:style style:name="P29" style:family="paragraph" style:parent-style-name="Standard">
      <style:paragraph-properties fo:margin-right="-0.46cm" fo:line-height="150%">
        <style:tab-stops>
          <style:tab-stop style:position="4.445cm"/>
        </style:tab-stops>
      </style:paragraph-properties>
      <style:text-properties fo:language="gl" fo:country="ES"/>
    </style:style>
    <style:style style:name="P30" style:family="paragraph" style:parent-style-name="Standard" style:list-style-name="WW8Num3">
      <style:paragraph-properties fo:margin-left="4.445cm" fo:margin-right="-0.46cm" fo:line-height="150%" fo:text-align="start" style:justify-single-word="false" fo:text-indent="-0.635cm" style:auto-text-indent="false">
        <style:tab-stops>
          <style:tab-stop style:position="4.445cm"/>
        </style:tab-stops>
      </style:paragraph-properties>
    </style:style>
    <style:style style:name="P31" style:family="paragraph" style:parent-style-name="Standard" style:list-style-name="WW8Num3">
      <style:paragraph-properties fo:margin-left="4.445cm" fo:margin-right="-0.46cm" fo:line-height="150%" fo:text-align="start" style:justify-single-word="false" fo:text-indent="-0.635cm" style:auto-text-indent="false">
        <style:tab-stops>
          <style:tab-stop style:position="4.445cm"/>
        </style:tab-stops>
      </style:paragraph-properties>
      <style:text-properties fo:language="gl" fo:country="ES"/>
    </style:style>
    <style:style style:name="P32" style:family="paragraph" style:parent-style-name="Standard">
      <style:paragraph-properties fo:margin-left="5.715cm" fo:margin-right="-0.46cm" fo:line-height="150%" fo:text-indent="0cm" style:auto-text-indent="false">
        <style:tab-stops>
          <style:tab-stop style:position="3.175cm"/>
        </style:tab-stops>
      </style:paragraph-properties>
      <style:text-properties fo:language="gl" fo:country="ES" style:font-size-complex="12pt" style:font-weight-complex="bold"/>
    </style:style>
    <style:style style:name="P33" style:family="paragraph" style:parent-style-name="Standard">
      <style:paragraph-properties fo:margin-left="2.54cm" fo:margin-right="-0.46cm" fo:line-height="150%">
        <style:tab-stops>
          <style:tab-stop style:position="5.715cm"/>
        </style:tab-stops>
      </style:paragraph-properties>
      <style:text-properties fo:language="gl" fo:country="ES" fo:font-weight="bold" style:font-weight-asian="bold" style:font-size-complex="12pt" style:font-weight-complex="bold"/>
    </style:style>
    <style:style style:name="P34" style:family="paragraph" style:parent-style-name="Standard">
      <style:paragraph-properties fo:margin-left="4.445cm" fo:margin-right="-0.46cm" fo:line-height="150%">
        <style:tab-stops>
          <style:tab-stop style:position="4.445cm"/>
        </style:tab-stops>
      </style:paragraph-properties>
      <style:text-properties fo:language="gl" fo:country="ES" style:font-size-complex="12pt" style:font-weight-complex="bold"/>
    </style:style>
    <style:style style:name="P35" style:family="paragraph" style:parent-style-name="Standard">
      <style:paragraph-properties fo:margin-left="5.08cm" fo:margin-right="-0.46cm" fo:line-height="150%" fo:text-indent="-2.54cm" style:auto-text-indent="false">
        <style:tab-stops>
          <style:tab-stop style:position="5.715cm"/>
        </style:tab-stops>
      </style:paragraph-properties>
      <style:text-properties fo:language="gl" fo:country="ES" fo:font-weight="bold" style:font-weight-asian="bold" style:font-size-complex="12pt" style:font-weight-complex="bold"/>
    </style:style>
    <style:style style:name="P36" style:family="paragraph" style:parent-style-name="Standard">
      <style:paragraph-properties fo:margin-right="-0.46cm" fo:line-height="150%">
        <style:tab-stops>
          <style:tab-stop style:position="5.715cm"/>
        </style:tab-stops>
      </style:paragraph-properties>
      <style:text-properties fo:language="gl" fo:country="ES" style:font-size-complex="12pt" style:font-weight-complex="bold"/>
    </style:style>
    <style:style style:name="P37" style:family="paragraph" style:parent-style-name="Standard" style:list-style-name="WW8Num3">
      <style:paragraph-properties fo:margin-left="5.715cm" fo:margin-right="-0.46cm" fo:line-height="150%" fo:text-indent="-0.635cm" style:auto-text-indent="false">
        <style:tab-stops>
          <style:tab-stop style:position="5.715cm"/>
        </style:tab-stops>
      </style:paragraph-properties>
      <style:text-properties fo:language="gl" fo:country="ES" style:font-size-complex="12pt" style:font-weight-complex="bold"/>
    </style:style>
    <style:style style:name="P38" style:family="paragraph" style:parent-style-name="Standard">
      <style:paragraph-properties fo:margin-left="3.81cm" fo:margin-right="-0.46cm" fo:line-height="150%" fo:text-align="start" style:justify-single-word="false">
        <style:tab-stops>
          <style:tab-stop style:position="4.445cm"/>
        </style:tab-stops>
      </style:paragraph-properties>
      <style:text-properties fo:language="gl" fo:country="ES" style:font-name-asian="Arial2" style:font-size-complex="12pt" style:font-weight-complex="bold"/>
    </style:style>
    <style:style style:name="P39" style:family="paragraph" style:parent-style-name="p1" style:list-style-name="">
      <style:paragraph-properties fo:margin-left="4.202cm" fo:margin-right="0cm" fo:text-indent="0cm" style:auto-text-indent="false" style:writing-mode="lr-tb"/>
    </style:style>
    <style:style style:name="T1" style:family="text">
      <style:text-properties fo:language="gl" fo:country="ES" fo:font-weight="bold" style:font-weight-asian="bold" style:font-size-complex="12pt" style:font-weight-complex="bold"/>
    </style:style>
    <style:style style:name="T2" style:family="text">
      <style:text-properties fo:language="gl" fo:country="ES" style:font-size-complex="12pt" style:font-weight-complex="bold"/>
    </style:style>
    <style:style style:name="T3" style:family="text">
      <style:text-properties fo:color="#000000" loext:opacity="100%" style:text-outline="false" style:text-line-through-style="none" style:text-line-through-type="none" style:font-name="Arial" fo:font-size="10pt" fo:font-style="normal" fo:text-shadow="none" style:text-underline-style="solid" style:text-underline-width="bold" style:text-underline-color="font-color" fo:font-weight="bold" style:letter-kerning="true" style:font-name-asian="Arial Unicode MS" style:font-size-asian="10pt" style:font-style-asian="normal" style:font-weight-asian="bold" style:font-name-complex="Tahoma" style:font-size-complex="10pt" style:font-style-complex="normal" style:font-weight-complex="bold" style:text-emphasize="none" style:font-relief="none"/>
    </style:style>
    <style:style style:name="T4" style:family="text">
      <style:text-properties fo:color="#000000" loext:opacity="100%" style:text-outline="false" style:text-line-through-style="none" style:text-line-through-type="none" style:font-name="Arial" fo:font-size="10pt" fo:font-style="normal" fo:text-shadow="none" style:text-underline-style="none" fo:font-weight="normal" style:letter-kerning="true"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T5" style:family="text">
      <style:text-properties fo:color="#000000" loext:opacity="100%"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6" style:family="text">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T7" style:family="text">
      <style:text-properties fo:color="#000000" loext:opacity="100%" style:text-outline="false" style:text-line-through-style="none" style:text-line-through-type="none" style:font-name="Arial" fo:font-size="10pt" fo:font-style="normal" fo:text-shadow="none" style:text-underline-style="none" fo:font-weight="bold"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8" style:family="text">
      <style:text-properties fo:language="gl" fo:country="ES" fo:font-weight="bold" style:font-name-asian="Arial2" style:font-weight-asian="bold" style:font-size-complex="12pt" style:font-weight-complex="bold"/>
    </style:style>
    <style:style style:name="T9" style:family="text">
      <style:text-properties style:text-position="sub 58%" fo:language="gl" fo:country="ES" style:font-size-complex="12pt" style:font-weight-complex="bold"/>
    </style:style>
    <style:style style:name="T10" style:family="text">
      <style:text-properties fo:language="gl" fo:country="ES" style:text-underline-style="solid" style:text-underline-width="auto" style:text-underline-color="font-color" fo:font-weight="bold" style:font-weight-asian="bold" style:font-size-complex="12pt" style:font-weight-complex="bold"/>
    </style:style>
    <style:style style:name="T11" style:family="text">
      <style:text-properties style:font-name="Wingdings" fo:language="gl" fo:country="ES" style:text-underline-style="solid" style:text-underline-width="auto" style:text-underline-color="font-color" fo:font-weight="bold" style:font-name-asian="Wingdings" style:font-weight-asian="bold" style:font-name-complex="Wingdings" style:font-size-complex="12pt" style:font-weight-complex="bold"/>
    </style:style>
    <style:style style:name="T12" style:family="text">
      <style:text-properties fo:language="gl" fo:country="ES"/>
    </style:style>
    <style:style style:name="T13" style:family="text">
      <style:text-properties style:text-position="sub 58%" fo:language="gl" fo:country="ES" fo:font-weight="bold" style:font-weight-asian="bold" style:font-size-complex="12pt" style:font-weight-complex="bold"/>
    </style:style>
    <style:style style:name="T14" style:family="text">
      <style:text-properties fo:language="gl" fo:country="ES" style:font-name-asian="Arial2" style:font-size-complex="12pt" style:font-weight-complex="bold"/>
    </style: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2.383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3"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349cm" fo:min-width="2.598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4"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0.453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5"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349cm" fo:min-width="2.6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6"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0.399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7" style:family="graphic">
      <style:graphic-properties draw:stroke="solid" draw:stroke-dash="Dash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102cm" fo:min-width="0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8" style:family="graphic">
      <style:graphic-properties draw:stroke="solid" draw:stroke-dash="Dash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left" draw:textarea-vertical-align="middle" fo:padding-top="0.125cm" fo:padding-bottom="0.125cm" fo:padding-left="0.25cm" fo:padding-right="0.25cm" draw:shadow="hidden" draw:shadow-offset-x="0.101cm" draw:shadow-offset-y="0.101cm" draw:shadow-color="#808080" loext:decorative="false" style:run-through="foreground"/>
    </style:style>
    <style:style style:name="gr9"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false" fo:min-height="0.399cm" fo:padding-top="0.125cm" fo:padding-bottom="0.125cm" fo:padding-left="0.25cm" fo:padding-right="0.25cm" draw:shadow="hidden" draw:shadow-offset-x="0.101cm" draw:shadow-offset-y="0.101cm" draw:shadow-color="#808080" loext:decorative="false"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SO DO MODELO E-ER Ó MODELO RELACIONAL<text:span text:style-name="T1"/></text:p>
      <text:list text:style-name="WW8Num1">
        <text:list-item>
          <text:p text:style-name="P2" loext:marker-style-name="T2">ESPECIALIZACIÓNS XERALIZACIÓNS<text:span text:style-name="T2"/></text:p>
          <text:list>
            <text:list-item>
              <text:p text:style-name="P3">Usarase o seguinte exemplo.</text:p>
            </text:list-item>
          </text:list>
        </text:list-item>
      </text:list>
      <text:p text:style-name="P4"/>
      <text:p text:style-name="P4"><draw:g text:anchor-type="paragraph" draw:z-index="0" draw:name="Objeto de grupo 1" draw:style-name="gr1"><draw:frame draw:style-name="gr2" draw:text-style-name="P6" xml:id="id1" draw:id="id1" svg:width="3.1cm" svg:height="2.687cm" svg:x="6.172cm" svg:y="1.035cm"><draw:text-box><text:p text:style-name="P5"><text:span text:style-name="T3">NSS</text:span></text:p><text:p text:style-name="P5"><text:span text:style-name="T4">Nome</text:span></text:p><text:p text:style-name="P5"><text:span text:style-name="T4">Ape1</text:span></text:p><text:p text:style-name="P5"><text:span text:style-name="T4">Ape2</text:span></text:p><text:p text:style-name="P5"><text:span text:style-name="T4">Enderezo</text:span></text:p><text:p text:style-name="P5"><text:span text:style-name="T4">Sexo</text:span></text:p></draw:text-box></draw:frame><draw:custom-shape draw:style-name="gr3" draw:text-style-name="P8" svg:width="3.1cm" svg:height="0.6cm" svg:x="6.172cm" svg:y="0.455cm"><text:p text:style-name="P7"><text:span text:style-name="T5">Empresa</text:span></text:p><draw:enhanced-geometry svg:viewBox="0 0 21600 21600" draw:type="rectangle" draw:enhanced-path="M 0 0 L 21600 0 21600 21600 0 21600 0 0 Z N"/></draw:custom-shape><draw:frame draw:style-name="gr4" draw:text-style-name="P9" svg:width="3.1cm" svg:height="0.705cm" svg:x="1.272cm" svg:y="6.652cm"><draw:text-box><text:p text:style-name="P5"><text:span text:style-name="T6">Pulsaciones</text:span></text:p></draw:text-box></draw:frame><draw:custom-shape draw:style-name="gr3" draw:text-style-name="P11" xml:id="id3" draw:id="id3" svg:width="3.1cm" svg:height="0.6cm" svg:x="1.272cm" svg:y="6.055cm"><text:p text:style-name="P10"><text:span text:style-name="T7">Secretario</text:span></text:p><draw:enhanced-geometry svg:viewBox="0 0 21600 21600" draw:mirror-vertical="false" draw:mirror-horizontal="false" draw:type="rectangle" draw:enhanced-path="M 0 0 L 21600 0 21600 21600 0 21600 0 0 Z N"/></draw:custom-shape><draw:frame draw:style-name="gr4" draw:text-style-name="P12" svg:width="3.102cm" svg:height="0.705cm" svg:x="5.671cm" svg:y="6.652cm"><draw:text-box><text:p text:style-name="P5"><text:span text:style-name="T4">Grado</text:span></text:p></draw:text-box></draw:frame><draw:custom-shape draw:style-name="gr5" draw:text-style-name="P11" xml:id="id4" draw:id="id4" svg:width="3.102cm" svg:height="0.6cm" svg:x="5.671cm" svg:y="6.055cm"><text:p text:style-name="P10"><text:span text:style-name="T7">Tecnico</text:span></text:p><draw:enhanced-geometry svg:viewBox="0 0 21600 21600" draw:type="rectangle" draw:enhanced-path="M 0 0 L 21600 0 21600 21600 0 21600 0 0 Z N"/></draw:custom-shape><draw:frame draw:style-name="gr6" draw:text-style-name="P12" svg:width="3.102cm" svg:height="0.659cm" svg:x="10.196cm" svg:y="6.629cm"><draw:text-box><text:p text:style-name="P5"><text:span text:style-name="T4">Tipo</text:span></text:p></draw:text-box></draw:frame><draw:custom-shape draw:style-name="gr5" draw:text-style-name="P11" xml:id="id5" draw:id="id5" svg:width="3.102cm" svg:height="0.6cm" svg:x="10.171cm" svg:y="6.055cm"><text:p text:style-name="P10"><text:span text:style-name="T7">Ingeniero</text:span></text:p><draw:enhanced-geometry svg:viewBox="0 0 21600 21600" draw:type="rectangle" draw:enhanced-path="M 0 0 L 21600 0 21600 21600 0 21600 0 0 Z N"/></draw:custom-shape><draw:custom-shape draw:style-name="gr7" draw:text-style-name="P14" xml:id="id2" draw:id="id2" svg:width="0.502cm" svg:height="0.502cm" svg:x="7.271cm" svg:y="4.955cm"><text:p text:style-name="P13"><text:span text:style-name="T6">D</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onnector draw:style-name="gr8" draw:text-style-name="P15" draw:type="line" svg:x1="7.721cm" svg:y1="3.722cm" svg:x2="7.521cm" svg:y2="4.955cm" draw:start-shape="id1" draw:start-glue-point="2" draw:end-shape="id2" draw:end-glue-point="4" svg:d="M7721 3722l-200 1233" svg:viewBox="0 0 201 1235"><text:p/></draw:connector><draw:connector draw:style-name="gr8" draw:text-style-name="P15" draw:type="line" svg:x1="7.272cm" svg:y1="5.205cm" svg:x2="2.821cm" svg:y2="6.055cm" draw:start-shape="id2" draw:start-glue-point="6" draw:end-shape="id3" draw:end-glue-point="0" svg:d="M7272 5205l-4451 850" svg:viewBox="0 0 4452 852"><text:p/></draw:connector><draw:connector draw:style-name="gr8" draw:text-style-name="P15" draw:type="line" svg:x1="7.522cm" svg:y1="5.456cm" svg:x2="7.222cm" svg:y2="6.055cm" draw:start-shape="id2" draw:start-glue-point="8" draw:end-shape="id4" draw:end-glue-point="0" svg:d="M7522 5456l-300 599" svg:viewBox="0 0 302 601"><text:p/></draw:connector><draw:connector draw:style-name="gr8" draw:text-style-name="P15" draw:type="line" svg:x1="7.772cm" svg:y1="5.205cm" svg:x2="11.721cm" svg:y2="6.055cm" draw:start-shape="id2" draw:start-glue-point="10" draw:end-shape="id5" draw:end-glue-point="0" svg:d="M7772 5205l3949 850" svg:viewBox="0 0 3951 852"><text:p/></draw:connector><draw:frame draw:style-name="gr9" draw:text-style-name="P9" svg:width="4.001cm" svg:height="0.659cm" svg:x="4.071cm" svg:y="4.254cm"><draw:text-box><text:p text:style-name="P5"><text:span text:style-name="T6">Tipo de Empregado</text:span></text:p></draw:text-box></draw:frame><draw:path draw:style-name="gr8" draw:text-style-name="P15" svg:width="0.523cm" svg:height="0.675cm" draw:transform="rotate (-2.55708188709689) translate (5.48043634500825cm 5.8299721245323cm)" svg:viewBox="0 0 524 676" svg:d="M0 635c254 161 758-179 400-466l-212-141-43-28"><text:p/></draw:path><draw:path draw:style-name="gr8" draw:text-style-name="P15" svg:width="0.474cm" svg:height="0.762cm" draw:transform="rotate (-1.35088484104361) translate (7.68902453981739cm 5.34505703476006cm)" svg:viewBox="0 0 475 763" svg:d="M0 726c300 158 515-226 469-469l-97-257"><text:p/></draw:path><draw:path draw:style-name="gr8" draw:text-style-name="P15" svg:width="0.664cm" svg:height="0.982cm" draw:transform="rotate (-0.659734457253857) translate (10.0841623574635cm 5.09411402664776cm)" svg:viewBox="0 0 665 983" svg:d="M0 937c405 202 368-320 665-388l-75-264-156-200-98-85"><text:p/></draw:path></draw:g></text:p>
      <text:p text:style-name="P4"/>
      <text:p text:style-name="P4"/>
      <text:p text:style-name="P16"/>
      <text:p text:style-name="P16"/>
      <text:p text:style-name="P16"/>
      <text:p text:style-name="P16"/>
      <text:p text:style-name="P16"/>
      <text:p text:style-name="P16"/>
      <text:p text:style-name="P16"/>
      <text:p text:style-name="P16"/>
      <text:list text:style-name="WW8Num2">
        <text:list-item>
          <text:list>
            <text:list-item>
              <text:p text:style-name="P17" loext:marker-style-name="T2"><text:span text:style-name="T8"><text:s/></text:span><text:span text:style-name="T2">Convertese cada superclase C con n subclases {S</text:span><text:span text:style-name="T9">1</text:span><text:span text:style-name="T2">, S</text:span><text:span text:style-name="T9">2</text:span><text:span text:style-name="T2">, ..., S</text:span><text:span text:style-name="T9">n</text:span><text:span text:style-name="T2">} seguindo unha das CATRO opcións seguintes:</text:span></text:p>
            </text:list-item>
          </text:list>
        </text:list-item>
      </text:list>
      <text:p text:style-name="P18"/>
      <text:list text:style-name="WW8Num3">
        <text:list-item>
          <text:list>
            <text:list-item>
              <text:p text:style-name="P19" loext:marker-style-name="T2">OPCIÓN A:<text:span text:style-name="T2"/></text:p>
              <text:list>
                <text:list-item>
                  <text:p text:style-name="P20" loext:marker-style-name="T2">Crear unha relación/táboa para a superclase C, seguindo as regras dos tipos de entidades.<text:span text:style-name="T2"/></text:p>
                </text:list-item>
                <text:list-item>
                  <text:p text:style-name="P20" loext:marker-style-name="T2">Crear tantas relacións/táboas como subclases haxa, contendo:<text:span text:style-name="T2"/></text:p>
                  <text:list>
                    <text:list-item>
                      <text:p text:style-name="P21" loext:marker-style-name="T2">Os atributos propios da subclase<text:span text:style-name="T2"/></text:p>
                    </text:list-item>
                    <text:list-item>
                      <text:p text:style-name="P21" loext:marker-style-name="T2">Os atributos que conforman a chave primaria da superclase.<text:span text:style-name="T2"/></text:p>
                    </text:list-item>
                  </text:list>
                </text:list-item>
                <text:list-item>
                  <text:p text:style-name="P20" loext:marker-style-name="T2">Chave da táboa da superclase: a propia da superclase<text:span text:style-name="T2"/></text:p>
                </text:list-item>
                <text:list-item>
                  <text:p text:style-name="P20" loext:marker-style-name="T2">Chave de cada táboa dunha subclase: a propia da superclase<text:span text:style-name="T2"/></text:p>
                </text:list-item>
                <text:list-item>
                  <text:p text:style-name="P20" loext:marker-style-name="T2"><text:soft-page-break/>Exemplo:<text:span text:style-name="T2"/></text:p>
                  <text:list>
                    <text:list-item>
                      <text:p text:style-name="P22" loext:marker-style-name="T2"><text:span text:style-name="T2">EMPREGADO: (</text:span><text:span text:style-name="T10">NSS</text:span><text:span text:style-name="T2"> , Nome, Apel1, Apel2, Enderezo, Sexo, Data_Nac, Tipo_Empregado)</text:span></text:p>
                    </text:list-item>
                    <text:list-item>
                      <text:p text:style-name="P22" loext:marker-style-name="T2"><text:span text:style-name="T2">SECRETARIA: (</text:span><text:span text:style-name="T10">NSS FK </text:span><text:span text:style-name="T11"></text:span><text:span text:style-name="T10"> Empregado UC DC</text:span><text:span text:style-name="T2">, PulsaciónsPM)</text:span></text:p>
                    </text:list-item>
                    <text:list-item>
                      <text:p text:style-name="P22" loext:marker-style-name="T2"><text:span text:style-name="T2">TECNICO: (</text:span><text:span text:style-name="T10">NSS FK </text:span><text:span text:style-name="T11"></text:span><text:span text:style-name="T10"> Empregado UC DC</text:span><text:span text:style-name="T2">, Grao)</text:span></text:p>
                    </text:list-item>
                    <text:list-item>
                      <text:p text:style-name="P22" loext:marker-style-name="T2"><text:span text:style-name="T2">ENXEÑEIRO: (</text:span><text:span text:style-name="T10">NSS FK </text:span><text:span text:style-name="T11"></text:span><text:span text:style-name="T10"> Empregado UC DC</text:span><text:span text:style-name="T2">, Tipo)</text:span></text:p>
                    </text:list-item>
                  </text:list>
                </text:list-item>
                <text:list-item>
                  <text:p text:style-name="P20" loext:marker-style-name="T2">Cuestións:<text:span text:style-name="T2"/></text:p>
                  <text:list>
                    <text:list-item>
                      <text:p text:style-name="P21" loext:marker-style-name="T2">1.- Como se localizaría tódolos datos dun empregado concreto?.<text:span text:style-name="T2"/></text:p>
                    </text:list-item>
                  </text:list>
                </text:list-item>
                <text:list-item>
                  <text:p text:style-name="P20" loext:marker-style-name="T2">Solución<text:span text:style-name="T2"/></text:p>
                  <text:list>
                    <text:list-item>
                      <text:p text:style-name="P21" loext:marker-style-name="T2">1.- Buscando o empregado en táboa EMPREGADO e unha vez coñecido o tipo de empregado na táboa correspondente.<text:span text:style-name="T2"/></text:p>
                    </text:list-item>
                  </text:list>
                </text:list-item>
              </text:list>
            </text:list-item>
          </text:list>
        </text:list-item>
      </text:list>
      <text:p text:style-name="P23"/>
      <text:list text:continue-numbering="true" text:style-name="WW8Num3">
        <text:list-item>
          <text:list>
            <text:list-item>
              <text:p text:style-name="P19" loext:marker-style-name="T2">OPCIÓN B:<text:span text:style-name="T2"/></text:p>
              <text:list>
                <text:list-item>
                  <text:p text:style-name="P20" loext:marker-style-name="T2">NON crear unha relación/táboa para a superclase C.<text:span text:style-name="T2"/></text:p>
                </text:list-item>
                <text:list-item>
                  <text:p text:style-name="P20" loext:marker-style-name="T2">Crear tantas relacións/táboas como subclases haxa, contendo:<text:span text:style-name="T2"/></text:p>
                  <text:list>
                    <text:list-item>
                      <text:p text:style-name="P21" loext:marker-style-name="T2">Os atributos propios da subclase<text:span text:style-name="T2"/></text:p>
                    </text:list-item>
                    <text:list-item>
                      <text:p text:style-name="P21" loext:marker-style-name="T2">Os atributos da superclase incluídos os que conforman a chave primaria da superclase.0<text:span text:style-name="T2"/></text:p>
                    </text:list-item>
                  </text:list>
                </text:list-item>
                <text:list-item>
                  <text:p text:style-name="P20" loext:marker-style-name="T2">Chave de cada táboa: a propia da superclase<text:span text:style-name="T2"/></text:p>
                </text:list-item>
                <text:list-item>
                  <text:p text:style-name="P20" loext:marker-style-name="T2">Exemplo:<text:span text:style-name="T2"/></text:p>
                  <text:list>
                    <text:list-item>
                      <text:p text:style-name="P22" loext:marker-style-name="T2"><text:span text:style-name="T2">SECRETARIA: (</text:span><text:span text:style-name="T10">NSS</text:span><text:span text:style-name="T2">, Nome, Apel1, Apel2, Enderezo, Sexo, Data_Nac, Tipo_Empregado, PulsaciónsPM)</text:span></text:p>
                    </text:list-item>
                    <text:list-item>
                      <text:p text:style-name="P22" loext:marker-style-name="T2"><text:span text:style-name="T2">TECNICO: (</text:span><text:span text:style-name="T10">NSS</text:span><text:span text:style-name="T2">, Nome, Apel1, Apel2, Enderezo, Sexo, Data_Nac, Tipo_Empregado, Grao)</text:span></text:p>
                    </text:list-item>
                    <text:list-item>
                      <text:p text:style-name="P22" loext:marker-style-name="T2"><text:span text:style-name="T2">ENXEÑEIRO: (</text:span><text:span text:style-name="T10">NSS</text:span><text:span text:style-name="T2">, Nome, Apel1, Apel2, Enderezo, Sexo, Data_Nac, Tipo_Empregado, Tipo)</text:span></text:p>
                    </text:list-item>
                  </text:list>
                </text:list-item>
                <text:list-item>
                  <text:p text:style-name="P20" loext:marker-style-name="T2">Cuestións:<text:span text:style-name="T2"/></text:p>
                  <text:list>
                    <text:list-item>
                      <text:p text:style-name="P21" loext:marker-style-name="T12"><text:soft-page-break/>1.- Que sucede cando o grao de participación é parcial?<text:span text:style-name="T12"/></text:p>
                    </text:list-item>
                  </text:list>
                </text:list-item>
              </text:list>
            </text:list-item>
          </text:list>
        </text:list-item>
      </text:list>
      <text:p text:style-name="P24">2.- Existen problemas ó transformar especializacións / xeralizacións de tipo solapado?.<text:span text:style-name="T12"/></text:p>
      <text:p text:style-name="P25">3.- Que operacións habería que realizar para buscar un empregado concreto, no modelo?<text:span text:style-name="T12"/></text:p>
      <text:list text:continue-numbering="true" text:style-name="WW8Num3">
        <text:list-item>
          <text:list>
            <text:list-item>
              <text:list>
                <text:list-item>
                  <text:p text:style-name="P26" loext:marker-style-name="T12">Solucións:<text:span text:style-name="T12"/></text:p>
                  <text:list>
                    <text:list-item>
                      <text:p text:style-name="P27" loext:marker-style-name="T2">1.- Perderíanse aquelas entidades da superclase que non pertencesen a ningunha subclase.<text:span text:style-name="T2"/></text:p>
                    </text:list-item>
                  </text:list>
                </text:list-item>
              </text:list>
            </text:list-item>
          </text:list>
        </text:list-item>
      </text:list>
      <text:p text:style-name="P28"/>
      <text:list text:continue-numbering="true" text:style-name="WW8Num3">
        <text:list-item>
          <text:list>
            <text:list-item>
              <text:list>
                <text:list-item>
                  <text:list>
                    <text:list-item>
                      <text:p text:style-name="P27" loext:marker-style-name="T12">2.- <text:s/>Aquelas entidades da superclase que participasen de máis dunha subclase terían os atributos herdados almacenados en máis dunha táboa (anomalías: se un alumno e á par empregado mudase o seu teléfono este debería ser modificado en dúas táboas, cos problemas que iso reporta e que entronca coa seguinte cuestión).</text:p>
                    </text:list-item>
                    <text:list-item>
                      <text:p text:style-name="P27" loext:marker-style-name="T12">3.- No caso do empregado habería que mirar en táboa por táboa ata que aparecese nunha delas. No segundo caso habería que mirar en todas elas pois pode participar de varias subclases (JOIN natural)<text:span text:style-name="T12"/></text:p>
                    </text:list-item>
                  </text:list>
                </text:list-item>
                <text:list-item>
                  <text:p text:style-name="P26" loext:marker-style-name="T12">Conclusións:<text:span text:style-name="T12"/></text:p>
                  <text:list>
                    <text:list-item>
                      <text:p text:style-name="P27" loext:marker-style-name="T12">Esta opción só e axeitada cando se trata de especializacións/xeralizacións disxuntas totais.<text:span text:style-name="T12"/></text:p>
                    </text:list-item>
                  </text:list>
                </text:list-item>
              </text:list>
            </text:list-item>
          </text:list>
        </text:list-item>
      </text:list>
      <text:p text:style-name="P29"/>
      <text:p text:style-name="P29"/>
      <text:list text:continue-numbering="true" text:style-name="WW8Num3">
        <text:list-item>
          <text:list>
            <text:list-item>
              <text:p text:style-name="P19" loext:marker-style-name="T2">OPCIÓN C:<text:span text:style-name="T2"/></text:p>
              <text:list>
                <text:list-item>
                  <text:p text:style-name="P20" loext:marker-style-name="T2">Crear unha única relación/táboa que conteña:<text:span text:style-name="T2"/></text:p>
                  <text:list>
                    <text:list-item>
                      <text:p text:style-name="P21" loext:marker-style-name="T2">Os atributos propios da superclase C<text:span text:style-name="T2"/></text:p>
                    </text:list-item>
                    <text:list-item>
                      <text:p text:style-name="P22" loext:marker-style-name="T2"><text:span text:style-name="T2">Os atributos propios de cada subclase S</text:span><text:span text:style-name="T9">i</text:span></text:p>
                    </text:list-item>
                    <text:list-item>
                      <text:p text:style-name="P30" loext:marker-style-name="T2"><text:span text:style-name="T2">Un atributo </text:span><text:span text:style-name="T1">t</text:span><text:span text:style-name="T2"> que indique a que subclase pertence cada tupla da táboa.</text:span></text:p>
                    </text:list-item>
                  </text:list>
                </text:list-item>
                <text:list-item>
                  <text:p text:style-name="P20" loext:marker-style-name="T2"><text:soft-page-break/>Chave da única táboa: a propia da superclase<text:span text:style-name="T2"/></text:p>
                </text:list-item>
                <text:list-item>
                  <text:p text:style-name="P20" loext:marker-style-name="T2">Exemplo:<text:span text:style-name="T2"/></text:p>
                  <text:list>
                    <text:list-item>
                      <text:p text:style-name="P22" loext:marker-style-name="T2"><text:span text:style-name="T2">EMPREGADO: (</text:span><text:span text:style-name="T10">NSS</text:span><text:span text:style-name="T2">, Nome, Apel1, Apel2, Enderezo, Sexo, Data_Nac, Tipo_Empregado, PulsacionsPM, Grao, Tipo)</text:span></text:p>
                    </text:list-item>
                  </text:list>
                </text:list-item>
              </text:list>
            </text:list-item>
          </text:list>
        </text:list-item>
      </text:list>
      <text:p text:style-name="P23"/>
      <text:list text:continue-numbering="true" text:style-name="WW8Num3">
        <text:list-item>
          <text:list>
            <text:list-item>
              <text:list>
                <text:list-item>
                  <text:p text:style-name="P20" loext:marker-style-name="T2">Cuestións:<text:span text:style-name="T2"/></text:p>
                  <text:list>
                    <text:list-item>
                      <text:p text:style-name="P21" loext:marker-style-name="T12">1.- Que sucede cando o grao de participación é disxunto e parcial?<text:span text:style-name="T12"/></text:p>
                    </text:list-item>
                    <text:list-item>
                      <text:p text:style-name="P27" loext:marker-style-name="T12">2.- Existen problemas ó transformar especializacións/xeralizacións de tipo solapado?.<text:span text:style-name="T12"/></text:p>
                    </text:list-item>
                  </text:list>
                </text:list-item>
                <text:list-item>
                  <text:p text:style-name="P26" loext:marker-style-name="T12">Solucións:<text:span text:style-name="T12"/></text:p>
                  <text:list>
                    <text:list-item>
                      <text:p text:style-name="P31" loext:marker-style-name="T12">1.- Habería valores nulos nos atributos Tipo_empregado, PulsacionsPM, Grao e Tipo cando un empregado non pertencese a ningunha das subclases.<text:span text:style-name="T12"/></text:p>
                    </text:list-item>
                    <text:list-item>
                      <text:p text:style-name="P27" loext:marker-style-name="T12">2.- Non se pode usar esta opción en especializacións/xeralizacións solapadas pois cun só atributo discriminador non se poderían indicar as múltiples subclases ás que pode pertencer unha entidade.<text:span text:style-name="T12"/></text:p>
                    </text:list-item>
                  </text:list>
                </text:list-item>
              </text:list>
            </text:list-item>
          </text:list>
        </text:list-item>
      </text:list>
      <text:p text:style-name="P29"/>
      <text:p text:style-name="P29"/>
      <text:list text:continue-numbering="true" text:style-name="WW8Num3">
        <text:list-item>
          <text:list>
            <text:list-item>
              <text:list>
                <text:list-item>
                  <text:p text:style-name="P26" loext:marker-style-name="T12">Conclusións:<text:span text:style-name="T12"/></text:p>
                  <text:list>
                    <text:list-item>
                      <text:p text:style-name="P27" loext:marker-style-name="T12">Esta opción só e axeitada cando se trata de especializacións/xeralizacións disxuntas. No caso de disxuntas parciais débese analizar si compensa deixar tantos campos a nulo en x tuplas.<text:span text:style-name="T12"/></text:p>
                    </text:list-item>
                  </text:list>
                </text:list-item>
              </text:list>
            </text:list-item>
          </text:list>
        </text:list-item>
      </text:list>
      <text:p text:style-name="P29"/>
      <text:list text:continue-numbering="true" text:style-name="WW8Num3">
        <text:list-item>
          <text:list>
            <text:list-item>
              <text:p text:style-name="P19" loext:marker-style-name="T2">OPCIÓN D:<text:span text:style-name="T2"/></text:p>
              <text:list>
                <text:list-item>
                  <text:p text:style-name="P20" loext:marker-style-name="T2">Crear unha única relación/táboa que conteña:<text:span text:style-name="T2"/></text:p>
                  <text:list>
                    <text:list-item>
                      <text:p text:style-name="P21" loext:marker-style-name="T2">Os atributos propios da superclase C<text:span text:style-name="T2"/></text:p>
                    </text:list-item>
                    <text:list-item>
                      <text:p text:style-name="P22" loext:marker-style-name="T2"><text:soft-page-break/><text:span text:style-name="T2">Os atributos propios de cada subclase S</text:span><text:span text:style-name="T9">i</text:span></text:p>
                    </text:list-item>
                    <text:list-item>
                      <text:p text:style-name="P22" loext:marker-style-name="T2"><text:span text:style-name="T2">Atributos </text:span><text:span text:style-name="T1">t</text:span><text:span text:style-name="T13">1</text:span><text:span text:style-name="T1">, t</text:span><text:span text:style-name="T13">2</text:span><text:span text:style-name="T1">, ... t</text:span><text:span text:style-name="T13">n</text:span><text:span text:style-name="T1">, </text:span><text:span text:style-name="T2">un por cada subclase S</text:span><text:span text:style-name="T9">i</text:span><text:span text:style-name="T2">. Cada un deses atributos toma un valor booleano que indica se unha tupla pertence a unha subclase S</text:span><text:span text:style-name="T9">i</text:span><text:span text:style-name="T2">.</text:span></text:p>
                    </text:list-item>
                  </text:list>
                </text:list-item>
                <text:list-item>
                  <text:p text:style-name="P20" loext:marker-style-name="T2">Chave da única táboa: a propia da superclase<text:span text:style-name="T2"/></text:p>
                </text:list-item>
                <text:list-item>
                  <text:p text:style-name="P20" loext:marker-style-name="T2">Exemplos:<text:span text:style-name="T2"/></text:p>
                </text:list-item>
              </text:list>
            </text:list-item>
          </text:list>
        </text:list-item>
      </text:list>
      <text:p text:style-name="P32"/>
      <text:p text:style-name="P33">O caso D puro<text:span text:style-name="T2"/></text:p>
      <text:list text:continue-numbering="true" text:style-name="WW8Num3">
        <text:list-item>
          <text:list>
            <text:list-item>
              <text:list>
                <text:list-item>
                  <text:list>
                    <text:list-item>
                      <text:p text:style-name="P22" loext:marker-style-name="T2"><text:span text:style-name="T2">EMPREGADO: (</text:span><text:span text:style-name="T10">NSS</text:span><text:span text:style-name="T2">, Nome, Apel1, Apel2, Enderezo, Sexo, Data_Nac, S, T, E, PulsacionsPM, Grao, Tipo).</text:span></text:p>
                    </text:list-item>
                  </text:list>
                </text:list-item>
              </text:list>
            </text:list-item>
          </text:list>
        </text:list-item>
      </text:list>
      <text:p text:style-name="P34"/>
      <text:p text:style-name="P35">O caso D especial<text:span text:style-name="T2"/></text:p>
      <text:list text:continue-numbering="true" text:style-name="WW8Num3">
        <text:list-item>
          <text:list>
            <text:list-item>
              <text:list>
                <text:list-item>
                  <text:list>
                    <text:list-item>
                      <text:p text:style-name="P22" loext:marker-style-name="T2"><text:span text:style-name="T2">EMPREGADO: (</text:span><text:span text:style-name="T10">NSS</text:span><text:span text:style-name="T2">, Nome, Apel1, Apel2, Enderezo, Sexo, Data_Nac, PulsacionsPM, Grao, Tipo).</text:span></text:p>
                    </text:list-item>
                  </text:list>
                </text:list-item>
              </text:list>
            </text:list-item>
          </text:list>
        </text:list-item>
      </text:list>
      <text:p text:style-name="P36"/>
      <text:list text:continue-numbering="true" text:style-name="WW8Num3">
        <text:list-item>
          <text:list>
            <text:list-item>
              <text:list>
                <text:list-item>
                  <text:list>
                    <text:list-item>
                      <text:list>
                        <text:list-item>
                          <text:p text:style-name="P37" loext:marker-style-name="T2">Secretaria: se PulsacionsPM no é nulo.<text:span text:style-name="T2"/></text:p>
                        </text:list-item>
                        <text:list-item>
                          <text:p text:style-name="P37" loext:marker-style-name="T2">Técnico: se Grao non é nulo.<text:span text:style-name="T2"/></text:p>
                        </text:list-item>
                        <text:list-item>
                          <text:p text:style-name="P37" loext:marker-style-name="T2">Enxeñeiro: se Tipo non é nulo.<text:span text:style-name="T2"/></text:p>
                        </text:list-item>
                        <text:list-item>
                          <text:p text:style-name="P37" loext:marker-style-name="T14">Nunha mesma tupla ningún deses tres atributos pode ter valores simultaneamente, pois é disxunta.<text:span text:style-name="T14"/></text:p>
                        </text:list-item>
                      </text:list>
                    </text:list-item>
                  </text:list>
                </text:list-item>
              </text:list>
            </text:list-item>
          </text:list>
        </text:list-item>
      </text:list>
      <text:p text:style-name="P38"><text:s text:c="1194"/></text:p>
      <text:p text:style-name="P39"/>
      <text:p text:style-name="P36"/>
      <text:p text:style-name="P36"/>
      <text:p text:style-name="P36"/>
      <text:p text:style-name="P36"/>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pitch="variable"/>
    <style:font-face style:name="Mangal" svg:font-family="Mangal, 'Liberation Mono'" style:font-family-generic="roman" style:font-pitch="variable"/>
    <style:font-face style:name="Microsoft YaHei" svg:font-family="'Microsoft YaHei'" style:font-pitch="variable"/>
    <style:font-face style:name="Microsoft YaHei1" svg:font-family="'Microsoft YaHei'" style:font-family-generic="swiss" style:font-pitch="variable"/>
    <style:font-face style:name="NSimSun" svg:font-family="NSimSun" style:font-family-generic="system" style:font-pitch="variable"/>
    <style:font-face style:name="Symbol" svg:font-family="Symbol" style:font-pitch="variable"/>
    <style:font-face style:name="Symbol1"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draw:stroke-dash draw:name="Dash_20_1" draw:display-name="Dash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Liberation Serif" fo:font-size="12pt" fo:language="es" fo:country="ES"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text-align="justify" style:justify-single-word="false" fo:orphans="2" fo:widows="2" fo:hyphenation-ladder-count="no-limit" fo:hyphenation-keep="auto" loext:hyphenation-keep-type="column" style:writing-mode="lr-tb"/>
      <style:text-properties style:use-window-font-color="true" loext:opacity="0%" style:font-name="Arial2" fo:font-family="Arial" style:font-family-generic="swiss" style:font-pitch="variable" fo:font-size="12pt" fo:language="es" fo:country="ES" style:font-name-asian="Times New Roman" style:font-family-asian="'Times New Roman'" style:font-family-generic-asian="roman" style:font-pitch-asian="variable" style:font-size-asian="12pt" style:language-asian="zh" style:country-asian="CN" style:font-name-complex="Arial2" style:font-family-complex="Arial" style:font-family-generic-complex="swiss"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Liberation Mono'"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Liberation Mono'" style:font-family-generic-complex="roman" style:font-pitch-complex="variable"/>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caption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Arial2" fo:font-family="Arial" style:font-family-generic="swiss" style:font-pitch="variable" fo:font-size="14pt" style:font-name-asian="Microsoft YaHei1" style:font-family-asian="'Microsoft YaHei'" style:font-family-generic-asian="swiss" style:font-pitch-asian="variable" style:font-size-asian="14pt" style:font-name-complex="Mangal" style:font-family-complex="Mangal, 'Liberation Mono'" style:font-family-generic-complex="roman" style:font-pitch-complex="variable" style:font-size-complex="14pt"/>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Liberation Mono'" style:font-family-generic-complex="roman" style:font-pitch-complex="variable" style:font-size-complex="12pt" style:font-style-complex="italic"/>
    </style:style>
    <style:style style:name="tx1" style:family="paragraph" style:next-style-name="Standard">
      <style:paragraph-properties fo:margin-left="1.6cm" fo:margin-right="0cm" fo:margin-top="0.212cm" fo:margin-bottom="0.106cm" style:contextual-spacing="false" fo:text-align="justify" style:justify-single-word="false" fo:orphans="2" fo:widows="2" fo:hyphenation-ladder-count="no-limit" fo:hyphenation-keep="auto" loext:hyphenation-keep-type="column" fo:text-indent="0cm" style:auto-text-indent="false" style:vertical-align="auto" style:writing-mode="lr-tb"/>
      <style:text-properties style:use-window-font-color="true" loext:opacity="0%" style:font-name="Times New Roman" fo:font-family="'Times New Roman'" style:font-family-generic="roman" style:font-pitch="variable" fo:font-size="12pt" fo:language="gl" fo:country="ES" style:font-name-asian="Symbol" style:font-family-asian="Symbol" style:font-pitch-asian="variable" style:font-size-asian="12pt" style:language-asian="es" style:country-asian="ES"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 style:family="paragraph" style:list-style-name="WW8Num4">
      <style:paragraph-properties fo:margin-left="2.101cm" fo:margin-right="0cm" fo:margin-top="0.212cm" fo:margin-bottom="0.106cm" style:contextual-spacing="false" fo:text-align="justify" style:justify-single-word="false" fo:orphans="2" fo:widows="2" fo:hyphenation-ladder-count="no-limit" fo:hyphenation-keep="auto" loext:hyphenation-keep-type="column" fo:text-indent="-0.501cm" style:auto-text-indent="false" style:vertical-align="auto" style:writing-mode="lr-tb">
        <style:tab-stops>
          <style:tab-stop style:position="2.101cm"/>
        </style:tab-stops>
      </style:paragraph-properties>
      <style:text-properties style:use-window-font-color="true" loext:opacity="0%" style:font-name="Times New Roman" fo:font-family="'Times New Roman'" style:font-family-generic="roman" style:font-pitch="variable" fo:font-size="12pt" fo:language="gl" fo:country="ES" style:font-name-asian="Symbol" style:font-family-asian="Symbol" style:font-pitch-asian="variable" style:font-size-asian="12pt" style:language-asian="gl" style:country-asian="E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fo:language="gl" fo:country="ES" style:font-name-complex="Courier New" style:font-family-complex="'Courier New'" style:font-family-generic-complex="modern" style:font-size-complex="12pt"/>
    </style:style>
    <style:style style:name="WW8Num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fo:language="gl" fo:country="ES" style:font-name-complex="Wingdings" style:font-family-complex="Wingdings" style:font-pitch-complex="variable" style:font-charset-complex="x-symbol" style:font-size-complex="12pt"/>
    </style:style>
    <style:style style:name="WW8Num3z1" style:family="text">
      <style:text-properties style:font-name="Courier New" fo:font-family="'Courier New'" style:font-family-generic="modern" fo:language="gl" fo:country="ES" style:font-name-complex="Courier New" style:font-family-complex="'Courier New'" style:font-family-generic-complex="modern" style:font-size-complex="12pt"/>
    </style:style>
    <style:style style:name="WW8Num3z3" style:family="text">
      <style:text-properties style:text-position="sub 58%" style:font-name="Symbol1" fo:font-family="Symbol" style:font-family-generic="roman" style:font-pitch="variable" style:font-charset="x-symbol" fo:language="gl" fo:country="ES" style:font-name-complex="Symbol1" style:font-family-complex="Symbol" style:font-family-generic-complex="roman" style:font-pitch-complex="variable" style:font-charset-complex="x-symbol" style:font-size-complex="12pt"/>
    </style:style>
    <style:style style:name="WW8Num4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0" style:family="text">
      <style:text-properties style:font-name="Arial2" fo:font-family="Arial" style:font-family-generic="swiss" style:font-pitch="variable" fo:language="gl" fo:country="ES" style:font-name-complex="Arial2" style:font-family-complex="Arial" style:font-family-generic-complex="swiss" style:font-pitch-complex="variable" style:font-size-complex="12pt"/>
    </style:style>
    <style:style style:name="WW8Num6z0" style:family="text">
      <style:text-properties style:font-name="Symbol1" fo:font-family="Symbol" style:font-family-generic="roman" style:font-pitch="variable" style:font-charset="x-symbol" fo:language="gl" fo:country="ES" style:font-name-complex="Symbol1" style:font-family-complex="Symbol" style:font-family-generic-complex="roman" style:font-pitch-complex="variable" style:font-charset-complex="x-symbol" style:font-size-complex="12pt"/>
    </style:style>
    <style:style style:name="WW8Num6z1" style:family="text">
      <style:text-properties fo:color="#ff6600" loext:opacity="100%" style:font-name="Courier New" fo:font-family="'Courier New'" style:font-family-generic="modern" fo:language="gl" fo:country="ES" style:font-name-complex="Courier New" style:font-family-complex="'Courier New'" style:font-family-generic-complex="modern" style:font-size-complex="12pt"/>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Arial2" fo:font-family="Arial" style:font-family-generic="swiss" style:font-pitch="variable" fo:language="gl" fo:country="ES" style:font-name-asian="Times New Roman" style:font-family-asian="'Times New Roman'" style:font-family-generic-asian="roman" style:font-pitch-asian="variable" style:font-name-complex="Arial2" style:font-family-complex="Arial" style:font-family-generic-complex="swiss" style:font-pitch-complex="variable" style:font-size-complex="12pt"/>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fo:language="gl" fo:country="ES" style:font-name-complex="Symbol1" style:font-family-complex="Symbol" style:font-family-generic-complex="roman" style:font-pitch-complex="variable" style:font-charset-complex="x-symbol" style:font-size-complex="12pt"/>
    </style:style>
    <style:style style:name="WW8Num8z1" style:family="text">
      <style:text-properties fo:color="#ff6600" loext:opacity="100%" style:font-name="Courier New" fo:font-family="'Courier New'" style:font-family-generic="modern" fo:language="gl" fo:country="ES" style:font-name-complex="Courier New" style:font-family-complex="'Courier New'" style:font-family-generic-complex="modern" style:font-size-complex="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1" style:display-name="Fuente de párrafo predeter.1" style:family="text"/>
    <style:style style:name="Default_20_Paragraph_20_Font" style:display-name="Default Paragraph Font" style:family="text"/>
    <style:style style:name="tx1_20_Car1" style:display-name="tx1 Car1" style:family="text">
      <style:text-properties fo:font-size="12pt" fo:language="gl" fo:country="ES" style:font-size-asian="12pt" style:language-asian="es" style:country-asian="ES"/>
    </style:style>
    <style:style style:name="p1_20_Car_20_Car" style:display-name="p1 Car Car" style:family="text">
      <style:text-properties fo:font-size="12pt" fo:language="gl" fo:country="ES" style:font-size-asian="12pt" style:language-asian="gl" style:country-asian="ES"/>
    </style:style>
    <style:style style:name="ListLabel_20_1" style:display-name="ListLabel 1" style:family="text">
      <style:text-properties style:font-name="Liberation Serif1" fo:font-family="'Liberation Serif', 'Times New Roman'" style:font-pitch="variable" fo:font-size="12pt" style:font-size-asian="12pt" style:font-name-complex="Liberation Serif1" style:font-family-complex="'Liberation Serif', 'Times New Roman'" style:font-pitch-complex="variable"/>
    </style:style>
    <style:style style:name="ListLabel_20_2" style:display-name="ListLabel 2" style:family="text">
      <style:text-properties style:font-name="Liberation Serif1" fo:font-family="'Liberation Serif', 'Times New Roman'" style:font-pitch="variable" style:font-name-complex="Liberation Serif1" style:font-family-complex="'Liberation Serif', 'Times New Roman'" style:font-pitch-complex="variable"/>
    </style:style>
    <style:style style:name="ListLabel_20_3" style:display-name="ListLabel 3" style:family="text">
      <style:text-properties style:font-name="Liberation Serif1" fo:font-family="'Liberation Serif', 'Times New Roman'" style:font-pitch="variable" style:font-name-complex="Liberation Serif1" style:font-family-complex="'Liberation Serif', 'Times New Roman'" style:font-pitch-complex="variable"/>
    </style:style>
    <style:style style:name="ListLabel_20_4" style:display-name="ListLabel 4" style:family="text">
      <style:text-properties style:font-name="Liberation Serif1" fo:font-family="'Liberation Serif', 'Times New Roman'" style:font-pitch="variable" style:font-name-complex="Liberation Serif1" style:font-family-complex="'Liberation Serif', 'Times New Roman'" style:font-pitch-complex="variable"/>
    </style:style>
    <style:style style:name="ListLabel_20_5" style:display-name="ListLabel 5" style:family="text">
      <style:text-properties style:font-name="Liberation Serif1" fo:font-family="'Liberation Serif', 'Times New Roman'" style:font-pitch="variable" style:font-name-complex="Liberation Serif1" style:font-family-complex="'Liberation Serif', 'Times New Roman'" style:font-pitch-complex="variable"/>
    </style:style>
    <style:style style:name="ListLabel_20_6" style:display-name="ListLabel 6" style:family="text">
      <style:text-properties style:font-name="Liberation Serif1" fo:font-family="'Liberation Serif', 'Times New Roman'" style:font-pitch="variable" style:font-name-complex="Liberation Serif1" style:font-family-complex="'Liberation Serif', 'Times New Roman'" style:font-pitch-complex="variable"/>
    </style:style>
    <style:style style:name="ListLabel_20_7" style:display-name="ListLabel 7" style:family="text">
      <style:text-properties style:font-name="Liberation Serif1" fo:font-family="'Liberation Serif', 'Times New Roman'" style:font-pitch="variable" style:font-name-complex="Liberation Serif1" style:font-family-complex="'Liberation Serif', 'Times New Roman'" style:font-pitch-complex="variable"/>
    </style:style>
    <style:style style:name="ListLabel_20_8" style:display-name="ListLabel 8" style:family="text">
      <style:text-properties style:font-name="Liberation Serif1" fo:font-family="'Liberation Serif', 'Times New Roman'" style:font-pitch="variable" style:font-name-complex="Liberation Serif1" style:font-family-complex="'Liberation Serif', 'Times New Roman'" style:font-pitch-complex="variable"/>
    </style:style>
    <style:style style:name="ListLabel_20_9" style:display-name="ListLabel 9" style:family="text">
      <style:text-properties style:font-name="Liberation Serif1" fo:font-family="'Liberation Serif', 'Times New Roman'" style:font-pitch="variable" style:font-name-complex="Liberation Serif1" style:font-family-complex="'Liberation Serif', 'Times New Roman'"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z0"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z0"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2.101cm" fo:text-indent="-0.501cm" fo:margin-left="2.101cm"/>
        </style:list-level-properties>
        <style:text-properties style:font-name="Wingdings"/>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3cm" fo:margin-right="1.316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ASO DO MODELO E-ER Ó MODELO RELACIONAL</dc:title>
    <meta:initial-creator>Catalina</meta:initial-creator>
    <meta:creation-date>2021-11-24T11:56:00</meta:creation-date>
    <dc:date>2025-01-23T20:42:33.803000000</dc:date>
    <meta:editing-cycles>9</meta:editing-cycles>
    <meta:editing-duration>PT31M20S</meta:editing-duration>
    <meta:generator>LibreOffice/24.8.3.2$Windows_X86_64 LibreOffice_project/48a6bac9e7e268aeb4c3483fcf825c94556d9f92</meta:generator>
    <meta:document-statistic meta:table-count="0" meta:image-count="0" meta:object-count="0" meta:page-count="5" meta:paragraph-count="72" meta:word-count="713" meta:character-count="5529" meta:non-whitespace-character-count="3756"/>
  </office:meta>
</office:document-meta>
</file>